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688cm"/>
    </style:style>
    <style:style style:name="co2" style:family="table-column">
      <style:table-column-properties fo:break-before="auto" style:column-width="2.078cm"/>
    </style:style>
    <style:style style:name="co3" style:family="table-column">
      <style:table-column-properties fo:break-before="auto" style:column-width="3.63cm"/>
    </style:style>
    <style:style style:name="co4" style:family="table-column">
      <style:table-column-properties fo:break-before="auto" style:column-width="1.233cm"/>
    </style:style>
    <style:style style:name="co5" style:family="table-column">
      <style:table-column-properties fo:break-before="auto" style:column-width="3.276cm"/>
    </style:style>
    <style:style style:name="co6" style:family="table-column">
      <style:table-column-properties fo:break-before="auto" style:column-width="25.118cm"/>
    </style:style>
    <style:style style:name="co7" style:family="table-column">
      <style:table-column-properties fo:break-before="auto" style:column-width="15.857cm"/>
    </style:style>
    <style:style style:name="co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0">
      <number:scientific-number number:decimal-places="2" number:min-integer-digits="1" number:min-exponent-digits="3"/>
    </number:number-style>
    <number:text-style style:name="N100">
      <number:text-content/>
    </number:text-style>
    <style:style style:name="ce1" style:family="table-cell" style:parent-style-name="Default" style:data-style-name="N100"/>
    <style:style style:name="ce2" style:family="table-cell" style:parent-style-name="Default" style:data-style-name="N60"/>
  </office:automatic-styles>
  <office:body>
    <office:spreadsheet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number-columns-repeated="3" table:default-cell-style-name="ce2"/>
        <table:table-column table:style-name="co6" table:default-cell-style-name="Default"/>
        <table:table-column table:style-name="co7" table:default-cell-style-name="Default"/>
        <table:table-row table:style-name="ro1">
          <table:table-cell table:style-name="Default"/>
          <table:table-cell office:value-type="string" calcext:value-type="string">
            <text:p>flow</text:p>
          </table:table-cell>
          <table:table-cell office:value-type="string" calcext:value-type="string">
            <text:p>subsystem</text:p>
          </table:table-cell>
          <table:table-cell office:value-type="string" calcext:value-type="string">
            <text:p>type</text:p>
          </table:table-cell>
          <table:table-cell table:style-name="Default" office:value-type="string" calcext:value-type="string">
            <text:p>value.BJ</text:p>
          </table:table-cell>
          <table:table-cell table:style-name="Default" office:value-type="string" calcext:value-type="string">
            <text:p>value.LDN</text:p>
          </table:table-cell>
          <table:table-cell table:style-name="Default" office:value-type="string" calcext:value-type="string">
            <text:p>value.GRU</text:p>
          </table:table-cell>
          <table:table-cell office:value-type="string" calcext:value-type="string">
            <text:p>references</text:p>
          </table:table-cell>
          <table:table-cell office:value-type="string" calcext:value-type="string">
            <text:p>comments</text:p>
          </table:table-cell>
        </table:table-row>
        <table:table-row table:style-name="ro1">
          <table:table-cell office:value-type="string" calcext:value-type="string">
            <text:p>1</text:p>
          </table:table-cell>
          <table:table-cell office:value-type="string" calcext:value-type="string">
            <text:p>coal</text:p>
          </table:table-cell>
          <table:table-cell office:value-type="string" calcext:value-type="string">
            <text:p>coalPlant</text:p>
          </table:table-cell>
          <table:table-cell office:value-type="string" calcext:value-type="string">
            <text:p>in</text:p>
          </table:table-cell>
          <table:table-cell office:value-type="float" office:value="638706858415.842" calcext:value-type="float">
            <text:p>6.39E+011</text:p>
          </table:table-cell>
          <table:table-cell office:value-type="float" office:value="342068253148.515" calcext:value-type="float">
            <text:p>3.42E+011</text:p>
          </table:table-cell>
          <table:table-cell office:value-type="float" office:value="13430851485.1485" calcext:value-type="float">
            <text:p>1.34E+010</text:p>
          </table:table-cell>
          <table:table-cell office:value-type="string" calcext:value-type="string">
            <text:p>\citet{Szargut1988, p.140}</text:p>
          </table:table-cell>
          <table:table-cell/>
        </table:table-row>
        <table:table-row table:style-name="ro1">
          <table:table-cell office:value-type="string" calcext:value-type="string">
            <text:p>2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coalPlant</text:p>
          </table:table-cell>
          <table:table-cell office:value-type="string" calcext:value-type="string">
            <text:p>out</text:p>
          </table:table-cell>
          <table:table-cell office:value-type="float" office:value="129018785400" calcext:value-type="float">
            <text:p>1.29E+011</text:p>
          </table:table-cell>
          <table:table-cell office:value-type="float" office:value="69097787136" calcext:value-type="float">
            <text:p>6.91E+010</text:p>
          </table:table-cell>
          <table:table-cell office:value-type="float" office:value="2713032000" calcext:value-type="float">
            <text:p>2.71E+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coalPlant</text:p>
          </table:table-cell>
          <table:table-cell office:value-type="string" calcext:value-type="string">
            <text:p>waste</text:p>
          </table:table-cell>
          <table:table-cell office:value-type="float" office:value="24270860619.802" calcext:value-type="float">
            <text:p>2.43E+010</text:p>
          </table:table-cell>
          <table:table-cell office:value-type="float" office:value="12998593619.6436" calcext:value-type="float">
            <text:p>1.30E+010</text:p>
          </table:table-cell>
          <table:table-cell office:value-type="float" office:value="510372356.435644" calcext:value-type="float">
            <text:p>5.10E+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coalPlant</text:p>
          </table:table-cell>
          <table:table-cell office:value-type="string" calcext:value-type="string">
            <text:p>waste</text:p>
          </table:table-cell>
          <table:table-cell office:value-type="float" office:value="485417212396.04" calcext:value-type="float">
            <text:p>4.85E+011</text:p>
          </table:table-cell>
          <table:table-cell office:value-type="float" office:value="259971872392.871" calcext:value-type="float">
            <text:p>2.60E+011</text:p>
          </table:table-cell>
          <table:table-cell office:value-type="float" office:value="10207447128.7129" calcext:value-type="float">
            <text:p>1.02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</text:p>
          </table:table-cell>
          <table:table-cell office:value-type="string" calcext:value-type="string">
            <text:p>oil</text:p>
          </table:table-cell>
          <table:table-cell office:value-type="string" calcext:value-type="string">
            <text:p>oilPlant</text:p>
          </table:table-cell>
          <table:table-cell office:value-type="string" calcext:value-type="string">
            <text:p>in</text:p>
          </table:table-cell>
          <table:table-cell office:value-type="float" office:value="85835451176.4706" calcext:value-type="float">
            <text:p>8.58E+010</text:p>
          </table:table-cell>
          <table:table-cell office:value-type="float" office:value="4627083960" calcext:value-type="float">
            <text:p>4.63E+009</text:p>
          </table:table-cell>
          <table:table-cell office:value-type="float" office:value="20518729411.7647" calcext:value-type="float">
            <text:p>2.05E+010</text:p>
          </table:table-cell>
          <table:table-cell office:value-type="string" calcext:value-type="string">
            <text:p>\citet{Koroneos2010}</text:p>
          </table:table-cell>
          <table:table-cell office:value-type="string" calcext:value-type="string">
            <text:p>Take values from Table 4 (Part I).</text:p>
          </table:table-cell>
        </table:table-row>
        <table:table-row table:style-name="ro1">
          <table:table-cell office:value-type="string" calcext:value-type="string">
            <text:p>7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oilPlant</text:p>
          </table:table-cell>
          <table:table-cell office:value-type="string" calcext:value-type="string">
            <text:p>out</text:p>
          </table:table-cell>
          <table:table-cell office:value-type="float" office:value="29184053400" calcext:value-type="float">
            <text:p>2.92E+010</text:p>
          </table:table-cell>
          <table:table-cell office:value-type="float" office:value="1573208546.4" calcext:value-type="float">
            <text:p>1.57E+009</text:p>
          </table:table-cell>
          <table:table-cell office:value-type="float" office:value="6976368000" calcext:value-type="float">
            <text:p>6.98E+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8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oilPlant</text:p>
          </table:table-cell>
          <table:table-cell office:value-type="string" calcext:value-type="string">
            <text:p>waste</text:p>
          </table:table-cell>
          <table:table-cell office:value-type="float" office:value="8523460301.82353" calcext:value-type="float">
            <text:p>8.52E+009</text:p>
          </table:table-cell>
          <table:table-cell office:value-type="float" office:value="459469437.228" calcext:value-type="float">
            <text:p>4.59E+008</text:p>
          </table:table-cell>
          <table:table-cell office:value-type="float" office:value="2037509830.58824" calcext:value-type="float">
            <text:p>2.04E+00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0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oilPlant</text:p>
          </table:table-cell>
          <table:table-cell office:value-type="string" calcext:value-type="string">
            <text:p>waste</text:p>
          </table:table-cell>
          <table:table-cell office:value-type="float" office:value="48127937474.6471" calcext:value-type="float">
            <text:p>4.81E+010</text:p>
          </table:table-cell>
          <table:table-cell office:value-type="float" office:value="2594405976.372" calcext:value-type="float">
            <text:p>2.59E+009</text:p>
          </table:table-cell>
          <table:table-cell office:value-type="float" office:value="11504851581.1765" calcext:value-type="float">
            <text:p>1.15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1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in</text:p>
          </table:table-cell>
          <table:table-cell office:value-type="float" office:value="364204080" calcext:value-type="float">
            <text:p>3.64E+008</text:p>
          </table:table-cell>
          <table:table-cell office:value-type="float" office:value="202893300" calcext:value-type="float">
            <text:p>2.03E+008</text:p>
          </table:table-cell>
          <table:table-cell office:value-type="float" office:value="33807500" calcext:value-type="float">
            <text:p>3.38E+007</text:p>
          </table:table-cell>
          <table:table-cell office:value-type="string" calcext:value-type="string">
            <text:p>\citet{Comakl2004}</text:p>
          </table:table-cell>
          <table:table-cell office:value-type="string" calcext:value-type="string">
            <text:p>Take 46\% efficiency, from Fig. 3 of \citet{Ozgener2005}.</text:p>
          </table:table-cell>
        </table:table-row>
        <table:table-row table:style-name="ro1">
          <table:table-cell office:value-type="string" calcext:value-type="string">
            <text:p>13</text:p>
          </table:table-cell>
          <table:table-cell office:value-type="string" calcext:value-type="string">
            <text:p>heat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out</text:p>
          </table:table-cell>
          <table:table-cell office:value-type="float" office:value="167533876.8" calcext:value-type="float">
            <text:p>1.68E+008</text:p>
          </table:table-cell>
          <table:table-cell office:value-type="float" office:value="93330918" calcext:value-type="float">
            <text:p>9.33E+007</text:p>
          </table:table-cell>
          <table:table-cell office:value-type="float" office:value="15551450" calcext:value-type="float">
            <text:p>1.56E+007</text:p>
          </table:table-cell>
          <table:table-cell office:value-type="string" calcext:value-type="string">
            <text:p>\citet{Rosen2005}</text:p>
          </table:table-cell>
          <table:table-cell/>
        </table:table-row>
        <table:table-row table:style-name="ro1">
          <table:table-cell office:value-type="string" calcext:value-type="string">
            <text:p>15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district</text:p>
          </table:table-cell>
          <table:table-cell office:value-type="string" calcext:value-type="string">
            <text:p>waste</text:p>
          </table:table-cell>
          <table:table-cell office:value-type="float" office:value="196670203.2" calcext:value-type="float">
            <text:p>1.97E+008</text:p>
          </table:table-cell>
          <table:table-cell office:value-type="float" office:value="109562382" calcext:value-type="float">
            <text:p>1.10E+008</text:p>
          </table:table-cell>
          <table:table-cell office:value-type="float" office:value="18256050" calcext:value-type="float">
            <text:p>1.83E+00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9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in</text:p>
          </table:table-cell>
          <table:table-cell office:value-type="float" office:value="32826490" calcext:value-type="float">
            <text:p>3.28E+007</text:p>
          </table:table-cell>
          <table:table-cell office:value-type="string" calcext:value-type="string">
            <text:p>NA</text:p>
          </table:table-cell>
          <table:table-cell office:value-type="float" office:value="16372870000" calcext:value-type="float">
            <text:p>1.64E+010</text:p>
          </table:table-cell>
          <table:table-cell office:value-type="string" calcext:value-type="string">
            <text:p>\citet{Madlool2012}, Figure 12 for \% exergy input-outputs. Table 2 to say fuel exergy input is 3.23 e3 kJ/kg clinker.</text:p>
          </table:table-cell>
          <table:table-cell table:style-name="ce1" office:value-type="string" calcext:value-type="string">
            <text:p>1</text:p>
          </table:table-cell>
        </table:table-row>
        <table:table-row table:style-name="ro1">
          <table:table-cell office:value-type="string" calcext:value-type="string">
            <text:p>20</text:p>
          </table:table-cell>
          <table:table-cell table:number-columns-repeated="2" office:value-type="string" calcext:value-type="string">
            <text:p>cement</text:p>
          </table:table-cell>
          <table:table-cell office:value-type="string" calcext:value-type="string">
            <text:p>out</text:p>
          </table:table-cell>
          <table:table-cell office:value-type="float" office:value="16413245" calcext:value-type="float">
            <text:p>1.64E+007</text:p>
          </table:table-cell>
          <table:table-cell office:value-type="string" calcext:value-type="string">
            <text:p>NA</text:p>
          </table:table-cell>
          <table:table-cell office:value-type="float" office:value="8186435000" calcext:value-type="float">
            <text:p>8.19E+009</text:p>
          </table:table-cell>
          <table:table-cell/>
          <table:table-cell table:style-name="ce1" office:value-type="string" calcext:value-type="string">
            <text:p>0.5</text:p>
          </table:table-cell>
        </table:table-row>
        <table:table-row table:style-name="ro1">
          <table:table-cell office:value-type="string" calcext:value-type="string">
            <text:p>21</text:p>
          </table:table-cell>
          <table:table-cell office:value-type="string" calcext:value-type="string">
            <text:p>wasteHeat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waste</text:p>
          </table:table-cell>
          <table:table-cell office:value-type="float" office:value="1313059.6" calcext:value-type="float">
            <text:p>1.31E+006</text:p>
          </table:table-cell>
          <table:table-cell office:value-type="string" calcext:value-type="string">
            <text:p>NA</text:p>
          </table:table-cell>
          <table:table-cell office:value-type="float" office:value="654914800" calcext:value-type="float">
            <text:p>6.55E+008</text:p>
          </table:table-cell>
          <table:table-cell/>
          <table:table-cell table:style-name="ce1" office:value-type="string" calcext:value-type="string">
            <text:p>0.04</text:p>
          </table:table-cell>
        </table:table-row>
        <table:table-row table:style-name="ro1">
          <table:table-cell office:value-type="string" calcext:value-type="string">
            <text:p>22</text:p>
          </table:table-cell>
          <table:table-cell office:value-type="string" calcext:value-type="string">
            <text:p>effluents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waste</text:p>
          </table:table-cell>
          <table:table-cell office:value-type="float" office:value="5022452.97" calcext:value-type="float">
            <text:p>5.02E+006</text:p>
          </table:table-cell>
          <table:table-cell office:value-type="string" calcext:value-type="string">
            <text:p>NA</text:p>
          </table:table-cell>
          <table:table-cell office:value-type="float" office:value="2505049110" calcext:value-type="float">
            <text:p>2.51E+009</text:p>
          </table:table-cell>
          <table:table-cell/>
          <table:table-cell table:style-name="ce1" office:value-type="string" calcext:value-type="string">
            <text:p>0.153</text:p>
          </table:table-cell>
        </table:table-row>
        <table:table-row table:style-name="ro1">
          <table:table-cell office:value-type="string" calcext:value-type="string">
            <text:p>23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cement</text:p>
          </table:table-cell>
          <table:table-cell office:value-type="string" calcext:value-type="string">
            <text:p>waste</text:p>
          </table:table-cell>
          <table:table-cell office:value-type="float" office:value="10044905.94" calcext:value-type="float">
            <text:p>1.00E+007</text:p>
          </table:table-cell>
          <table:table-cell office:value-type="string" calcext:value-type="string">
            <text:p>NA</text:p>
          </table:table-cell>
          <table:table-cell office:value-type="float" office:value="5010098220" calcext:value-type="float">
            <text:p>5.01E+009</text:p>
          </table:table-cell>
          <table:table-cell/>
          <table:table-cell table:style-name="ce1" office:value-type="string" calcext:value-type="string">
            <text:p>0.306</text:p>
          </table:table-cell>
        </table:table-row>
        <table:table-row table:style-name="ro1">
          <table:table-cell office:value-type="string" calcext:value-type="string">
            <text:p>24</text:p>
          </table:table-cell>
          <table:table-cell office:value-type="string" calcext:value-type="string">
            <text:p>fuel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in</text:p>
          </table:table-cell>
          <table:table-cell office:value-type="float" office:value="666435000000" calcext:value-type="float">
            <text:p>6.66E+011</text:p>
          </table:table-cell>
          <table:table-cell office:value-type="string" calcext:value-type="string">
            <text:p>NA</text:p>
          </table:table-cell>
          <table:table-cell office:value-type="float" office:value="170257500000" calcext:value-type="float">
            <text:p>1.70E+011</text:p>
          </table:table-cell>
          <table:table-cell office:value-type="string" calcext:value-type="string">
            <text:p>\citet{Michaelis1998}, \citet{Allwood2012, Figure 8.9, p.120}.</text:p>
          </table:table-cell>
          <table:table-cell office:value-type="string" calcext:value-type="string">
            <text:p>Correctly sums!</text:p>
          </table:table-cell>
        </table:table-row>
        <table:table-row table:style-name="ro1">
          <table:table-cell office:value-type="string" calcext:value-type="string">
            <text:p>25</text:p>
          </table:table-cell>
          <table:table-cell table:number-columns-repeated="2" office:value-type="string" calcext:value-type="string">
            <text:p>steel</text:p>
          </table:table-cell>
          <table:table-cell office:value-type="string" calcext:value-type="string">
            <text:p>out</text:p>
          </table:table-cell>
          <table:table-cell office:value-type="float" office:value="84626666666.6667" calcext:value-type="float">
            <text:p>8.46E+010</text:p>
          </table:table-cell>
          <table:table-cell office:value-type="string" calcext:value-type="string">
            <text:p>NA</text:p>
          </table:table-cell>
          <table:table-cell office:value-type="float" office:value="21620000000" calcext:value-type="float">
            <text:p>2.16E+010</text:p>
          </table:table-cell>
          <table:table-cell office:value-type="string" calcext:value-type="string">
            <text:p>Is there anything in \citet{Szargut1988}?</text:p>
          </table:table-cell>
          <table:table-cell/>
        </table:table-row>
        <table:table-row table:style-name="ro1">
          <table:table-cell office:value-type="string" calcext:value-type="string">
            <text:p>26</text:p>
          </table:table-cell>
          <table:table-cell office:value-type="string" calcext:value-type="string">
            <text:p>scrap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aste</text:p>
          </table:table-cell>
          <table:table-cell office:value-type="float" office:value="126940000000" calcext:value-type="float">
            <text:p>1.27E+011</text:p>
          </table:table-cell>
          <table:table-cell office:value-type="string" calcext:value-type="string">
            <text:p>NA</text:p>
          </table:table-cell>
          <table:table-cell office:value-type="float" office:value="32430000000" calcext:value-type="float">
            <text:p>3.24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7</text:p>
          </table:table-cell>
          <table:table-cell office:value-type="string" calcext:value-type="string">
            <text:p>exhaust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aste</text:p>
          </table:table-cell>
          <table:table-cell office:value-type="float" office:value="253880000000" calcext:value-type="float">
            <text:p>2.54E+011</text:p>
          </table:table-cell>
          <table:table-cell office:value-type="string" calcext:value-type="string">
            <text:p>NA</text:p>
          </table:table-cell>
          <table:table-cell office:value-type="float" office:value="64860000000" calcext:value-type="float">
            <text:p>6.49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9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steel</text:p>
          </table:table-cell>
          <table:table-cell office:value-type="string" calcext:value-type="string">
            <text:p>waste</text:p>
          </table:table-cell>
          <table:table-cell office:value-type="float" office:value="200988333333.333" calcext:value-type="float">
            <text:p>2.01E+011</text:p>
          </table:table-cell>
          <table:table-cell office:value-type="string" calcext:value-type="string">
            <text:p>NA</text:p>
          </table:table-cell>
          <table:table-cell office:value-type="float" office:value="51347500000" calcext:value-type="float">
            <text:p>5.13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abstraction</text:p>
          </table:table-cell>
          <table:table-cell office:value-type="string" calcext:value-type="string">
            <text:p>in</text:p>
          </table:table-cell>
          <table:table-cell office:value-type="float" office:value="1732553699.28401" calcext:value-type="float">
            <text:p>1.73E+009</text:p>
          </table:table-cell>
          <table:table-cell table:number-columns-repeated="2" office:value-type="string" calcext:value-type="string">
            <text:p>NA</text:p>
          </table:table-cell>
          <table:table-cell office:value-type="string" calcext:value-type="string">
            <text:p>\citet{Martinez2010}</text:p>
          </table:table-cell>
          <table:table-cell office:value-type="string" calcext:value-type="string">
            <text:p>Take average pumping efficincy of 50.28\% from Table 1 of \citet{Mora2013}.</text:p>
          </table:table-cell>
        </table:table-row>
        <table:table-row table:style-name="ro1">
          <table:table-cell office:value-type="string" calcext:value-type="string">
            <text:p>31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abstraction</text:p>
          </table:table-cell>
          <table:table-cell office:value-type="string" calcext:value-type="string">
            <text:p>out</text:p>
          </table:table-cell>
          <table:table-cell office:value-type="float" office:value="871128000" calcext:value-type="float">
            <text:p>8.71E+008</text:p>
          </table:table-cell>
          <table:table-cell table:number-columns-repeated="2" office:value-type="string" calcext:value-type="string">
            <text:p>NA</text:p>
          </table:table-cell>
          <table:table-cell/>
          <table:table-cell office:value-type="string" calcext:value-type="string">
            <text:p>Ignoring chemical exergy (potential only). (Taking ground level as reference.)</text:p>
          </table:table-cell>
        </table:table-row>
        <table:table-row table:style-name="ro1">
          <table:table-cell office:value-type="string" calcext:value-type="string">
            <text:p>32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abstraction</text:p>
          </table:table-cell>
          <table:table-cell office:value-type="string" calcext:value-type="string">
            <text:p>waste</text:p>
          </table:table-cell>
          <table:table-cell office:value-type="float" office:value="861425699.284009" calcext:value-type="float">
            <text:p>8.61E+008</text:p>
          </table:table-cell>
          <table:table-cell table:number-columns-repeated="2" office:value-type="string" calcext:value-type="string">
            <text:p>N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3</text:p>
          </table:table-cell>
          <table:table-cell office:value-type="string" calcext:value-type="string">
            <text:p>dirty</text:p>
          </table:table-cell>
          <table:table-cell office:value-type="string" calcext:value-type="string">
            <text:p>treatmentWater</text:p>
          </table:table-cell>
          <table:table-cell office:value-type="string" calcext:value-type="string">
            <text:p>in</text:p>
          </table:table-cell>
          <table:table-cell office:value-type="float" office:value="256512.118433871" calcext:value-type="float">
            <text:p>2.57E+005</text:p>
          </table:table-cell>
          <table:table-cell office:value-type="float" office:value="65439.0915471298" calcext:value-type="float">
            <text:p>6.54E+004</text:p>
          </table:table-cell>
          <table:table-cell office:value-type="float" office:value="52405.7016155221" calcext:value-type="float">
            <text:p>5.24E+004</text:p>
          </table:table-cell>
          <table:table-cell office:value-type="string" calcext:value-type="string">
            <text:p>\citet{Martinez2010}</text:p>
          </table:table-cell>
          <table:table-cell/>
        </table:table-row>
        <table:table-row table:style-name="ro1">
          <table:table-cell office:value-type="string" calcext:value-type="string">
            <text:p>34</text:p>
          </table:table-cell>
          <table:table-cell office:value-type="string" calcext:value-type="string">
            <text:p>clean</text:p>
          </table:table-cell>
          <table:table-cell office:value-type="string" calcext:value-type="string">
            <text:p>treatmentWater</text:p>
          </table:table-cell>
          <table:table-cell office:value-type="string" calcext:value-type="string">
            <text:p>out</text:p>
          </table:table-cell>
          <table:table-cell office:value-type="float" office:value="47949.5138668325" calcext:value-type="float">
            <text:p>4.79E+004</text:p>
          </table:table-cell>
          <table:table-cell office:value-type="float" office:value="12232.4537598053" calcext:value-type="float">
            <text:p>1.22E+004</text:p>
          </table:table-cell>
          <table:table-cell office:value-type="float" office:value="9796.13724161095" calcext:value-type="float">
            <text:p>9.80E+00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5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treatmentWater</text:p>
          </table:table-cell>
          <table:table-cell office:value-type="string" calcext:value-type="string">
            <text:p>waste</text:p>
          </table:table-cell>
          <table:table-cell office:value-type="float" office:value="208562.604567039" calcext:value-type="float">
            <text:p>2.09E+005</text:p>
          </table:table-cell>
          <table:table-cell office:value-type="float" office:value="53206.6377873246" calcext:value-type="float">
            <text:p>5.32E+004</text:p>
          </table:table-cell>
          <table:table-cell office:value-type="float" office:value="42609.5643739112" calcext:value-type="float">
            <text:p>4.26E+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6</text:p>
          </table:table-cell>
          <table:table-cell office:value-type="string" calcext:value-type="string">
            <text:p>wastewater</text:p>
          </table:table-cell>
          <table:table-cell office:value-type="string" calcext:value-type="string">
            <text:p>treatmentWastewater</text:p>
          </table:table-cell>
          <table:table-cell office:value-type="string" calcext:value-type="string">
            <text:p>in</text:p>
          </table:table-cell>
          <table:table-cell office:value-type="float" office:value="2017917.88178529" calcext:value-type="float">
            <text:p>2.02E+006</text:p>
          </table:table-cell>
          <table:table-cell office:value-type="float" office:value="62469.4027330792" calcext:value-type="float">
            <text:p>6.25E+004</text:p>
          </table:table-cell>
          <table:table-cell office:value-type="float" office:value="1461365.47895574" calcext:value-type="float">
            <text:p>1.46E+006</text:p>
          </table:table-cell>
          <table:table-cell office:value-type="string" calcext:value-type="string">
            <text:p>\url{http://www.jstor.org/discover/10.2307/25044841?uid=26089&amp;uid=3738032&amp;uid=2&amp;uid=3&amp;uid=5910784&amp;uid=26085&amp;uid=67&amp;uid=62&amp;sid=21104930725857}</text:p>
          </table:table-cell>
          <table:table-cell/>
        </table:table-row>
        <table:table-row table:style-name="ro1">
          <table:table-cell office:value-type="string" calcext:value-type="string">
            <text:p>37</text:p>
          </table:table-cell>
          <table:table-cell office:value-type="string" calcext:value-type="string">
            <text:p>effluent</text:p>
          </table:table-cell>
          <table:table-cell office:value-type="string" calcext:value-type="string">
            <text:p>treatmentWastewater</text:p>
          </table:table-cell>
          <table:table-cell office:value-type="string" calcext:value-type="string">
            <text:p>out</text:p>
          </table:table-cell>
          <table:table-cell office:value-type="float" office:value="324722.417758553" calcext:value-type="float">
            <text:p>3.25E+005</text:p>
          </table:table-cell>
          <table:table-cell office:value-type="float" office:value="10052.5475662426" calcext:value-type="float">
            <text:p>1.01E+004</text:p>
          </table:table-cell>
          <table:table-cell office:value-type="float" office:value="235162.260981384" calcext:value-type="float">
            <text:p>2.35E+005</text:p>
          </table:table-cell>
          <table:table-cell office:value-type="string" calcext:value-type="string">
            <text:p>\citet{Martinez2010}</text:p>
          </table:table-cell>
          <table:table-cell/>
        </table:table-row>
        <table:table-row table:style-name="ro1">
          <table:table-cell office:value-type="string" calcext:value-type="string">
            <text:p>38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treatmentWastewater</text:p>
          </table:table-cell>
          <table:table-cell office:value-type="string" calcext:value-type="string">
            <text:p>in</text:p>
          </table:table-cell>
          <table:table-cell office:value-type="float" office:value="278333.500935902" calcext:value-type="float">
            <text:p>2.78E+005</text:p>
          </table:table-cell>
          <table:table-cell office:value-type="float" office:value="8616.46934249368" calcext:value-type="float">
            <text:p>8.62E+003</text:p>
          </table:table-cell>
          <table:table-cell office:value-type="float" office:value="201567.652269757" calcext:value-type="float">
            <text:p>2.02E+005</text:p>
          </table:table-cell>
          <table:table-cell office:value-type="string" calcext:value-type="string">
            <text:p>\url{http://inderscience.metapress.com/content/0476076p61081220/fulltext.pdf, Table 2.}</text:p>
          </table:table-cell>
          <table:table-cell/>
        </table:table-row>
        <table:table-row table:style-name="ro1">
          <table:table-cell office:value-type="string" calcext:value-type="string">
            <text:p>39</text:p>
          </table:table-cell>
          <table:table-cell office:value-type="string" calcext:value-type="string">
            <text:p>chlorine</text:p>
          </table:table-cell>
          <table:table-cell office:value-type="string" calcext:value-type="string">
            <text:p>treatmentWastewater</text:p>
          </table:table-cell>
          <table:table-cell office:value-type="string" calcext:value-type="string">
            <text:p>in</text:p>
          </table:table-cell>
          <table:table-cell office:value-type="float" office:value="23194.4584113252" calcext:value-type="float">
            <text:p>2.32E+004</text:p>
          </table:table-cell>
          <table:table-cell office:value-type="float" office:value="718.039111874473" calcext:value-type="float">
            <text:p>7.18E+002</text:p>
          </table:table-cell>
          <table:table-cell office:value-type="float" office:value="16797.3043558131" calcext:value-type="float">
            <text:p>1.68E+00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0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treatmentWastewater</text:p>
          </table:table-cell>
          <table:table-cell office:value-type="string" calcext:value-type="string">
            <text:p>waste</text:p>
          </table:table-cell>
          <table:table-cell office:value-type="float" office:value="1994723.42337397" calcext:value-type="float">
            <text:p>1.99E+006</text:p>
          </table:table-cell>
          <table:table-cell office:value-type="float" office:value="61751.3636212047" calcext:value-type="float">
            <text:p>6.18E+004</text:p>
          </table:table-cell>
          <table:table-cell office:value-type="float" office:value="1444568.17459993" calcext:value-type="float">
            <text:p>1.44E+00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46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landfill</text:p>
          </table:table-cell>
          <table:table-cell office:value-type="string" calcext:value-type="string">
            <text:p>waste</text:p>
          </table:table-cell>
          <table:table-cell office:value-type="float" office:value="24257598750" calcext:value-type="float">
            <text:p>2.43E+010</text:p>
          </table:table-cell>
          <table:table-cell office:value-type="float" office:value="17550101250" calcext:value-type="float">
            <text:p>1.76E+010</text:p>
          </table:table-cell>
          <table:table-cell office:value-type="float" office:value="29610405000" calcext:value-type="float">
            <text:p>2.96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57</text:p>
          </table:table-cell>
          <table:table-cell office:value-type="string" calcext:value-type="string">
            <text:p>water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in</text:p>
          </table:table-cell>
          <table:table-cell office:value-type="float" office:value="62344926000" calcext:value-type="float">
            <text:p>6.23E+010</text:p>
          </table:table-cell>
          <table:table-cell office:value-type="float" office:value="68524910074.2857" calcext:value-type="float">
            <text:p>6.85E+010</text:p>
          </table:table-cell>
          <table:table-cell office:value-type="float" office:value="222856200000" calcext:value-type="float">
            <text:p>2.23E+011</text:p>
          </table:table-cell>
          <table:table-cell office:value-type="string" calcext:value-type="string">
            <text:p>\citet{Rosen2009}</text:p>
          </table:table-cell>
          <table:table-cell office:value-type="string" calcext:value-type="string">
            <text:p>Exergy efficiency is the same as energy efficiency. Take a value (arbitrarily) from \citet{Wang2014}.</text:p>
          </table:table-cell>
        </table:table-row>
        <table:table-row table:style-name="ro1">
          <table:table-cell office:value-type="string" calcext:value-type="string">
            <text:p>58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out</text:p>
          </table:table-cell>
          <table:table-cell office:value-type="float" office:value="43641448200" calcext:value-type="float">
            <text:p>4.36E+010</text:p>
          </table:table-cell>
          <table:table-cell office:value-type="float" office:value="47967437052" calcext:value-type="float">
            <text:p>4.80E+010</text:p>
          </table:table-cell>
          <table:table-cell office:value-type="float" office:value="155999340000" calcext:value-type="float">
            <text:p>1.56E+011</text:p>
          </table:table-cell>
          <table:table-cell/>
          <table:table-cell office:value-type="string" calcext:value-type="string">
            <text:p>Same logic as above?</text:p>
          </table:table-cell>
        </table:table-row>
        <table:table-row table:style-name="ro1">
          <table:table-cell office:value-type="string" calcext:value-type="string">
            <text:p>59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hydro</text:p>
          </table:table-cell>
          <table:table-cell office:value-type="string" calcext:value-type="string">
            <text:p>waste</text:p>
          </table:table-cell>
          <table:table-cell office:value-type="float" office:value="18703477800" calcext:value-type="float">
            <text:p>1.87E+010</text:p>
          </table:table-cell>
          <table:table-cell office:value-type="float" office:value="20557473022.2857" calcext:value-type="float">
            <text:p>2.06E+010</text:p>
          </table:table-cell>
          <table:table-cell office:value-type="float" office:value="66856860000" calcext:value-type="float">
            <text:p>6.69E+01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0</text:p>
          </table:table-cell>
          <table:table-cell table:number-columns-repeated="2" office:value-type="string" calcext:value-type="string">
            <text:p>wind</text:p>
          </table:table-cell>
          <table:table-cell office:value-type="string" calcext:value-type="string">
            <text:p>in</text:p>
          </table:table-cell>
          <table:table-cell office:value-type="float" office:value="13204282500" calcext:value-type="float">
            <text:p>1.32E+010</text:p>
          </table:table-cell>
          <table:table-cell office:value-type="float" office:value="0" calcext:value-type="float">
            <text:p>0.00E+000</text:p>
          </table:table-cell>
          <table:table-cell office:value-type="float" office:value="1937880000" calcext:value-type="float">
            <text:p>1.94E+009</text:p>
          </table:table-cell>
          <table:table-cell office:value-type="string" calcext:value-type="string">
            <text:p>\citet{Koroneos2003}</text:p>
          </table:table-cell>
          <table:table-cell/>
        </table:table-row>
        <table:table-row table:style-name="ro1">
          <table:table-cell office:value-type="string" calcext:value-type="string">
            <text:p>61</text:p>
          </table:table-cell>
          <table:table-cell office:value-type="string" calcext:value-type="string">
            <text:p>elec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out</text:p>
          </table:table-cell>
          <table:table-cell office:value-type="float" office:value="5281713000" calcext:value-type="float">
            <text:p>5.28E+009</text:p>
          </table:table-cell>
          <table:table-cell office:value-type="float" office:value="0" calcext:value-type="float">
            <text:p>0.00E+000</text:p>
          </table:table-cell>
          <table:table-cell office:value-type="float" office:value="775152000" calcext:value-type="float">
            <text:p>7.75E+008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62</text:p>
          </table:table-cell>
          <table:table-cell office:value-type="string" calcext:value-type="string">
            <text:p>irrev</text:p>
          </table:table-cell>
          <table:table-cell office:value-type="string" calcext:value-type="string">
            <text:p>wind</text:p>
          </table:table-cell>
          <table:table-cell office:value-type="string" calcext:value-type="string">
            <text:p>waste</text:p>
          </table:table-cell>
          <table:table-cell office:value-type="float" office:value="7922569500" calcext:value-type="float">
            <text:p>7.92E+009</text:p>
          </table:table-cell>
          <table:table-cell office:value-type="float" office:value="0" calcext:value-type="float">
            <text:p>0.00E+000</text:p>
          </table:table-cell>
          <table:table-cell office:value-type="float" office:value="1162728000" calcext:value-type="float">
            <text:p>1.16E+00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0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2.7.2$Linux_X86_64 LibreOffice_project/420m0$Build-2</meta:generator>
    <dc:date>2015-02-02T18:33:26.907402367</dc:date>
    <meta:editing-duration>P0D</meta:editing-duration>
    <meta:editing-cycles>1</meta:editing-cycles>
    <meta:document-statistic meta:table-count="1" meta:cell-count="307" meta:object-count="0"/>
  </office:meta>
</office:document-meta>
</file>